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4FF00003A9B590D40CD.svm"/>
  <manifest:file-entry manifest:media-type="image/png" manifest:full-path="Pictures/1000000000000556000003000FE2F756.png"/>
  <manifest:file-entry manifest:media-type="" manifest:full-path="Pictures/20000007000065E9000039438DCA1AB7.svm"/>
  <manifest:file-entry manifest:media-type="" manifest:full-path="Pictures/200000070000746000004A1C30BFE74F.svm"/>
  <manifest:file-entry manifest:media-type="" manifest:full-path="Pictures/200000070000738C0000388ABBAF1EA4.svm"/>
  <manifest:file-entry manifest:media-type="" manifest:full-path="Pictures/200000070000759D00003AD0919BA92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GIT HUB:-</text:p>
      <text:p text:style-name="Standard"/>
      <text:p text:style-name="Standard"><draw:frame draw:style-name="fr1" draw:name="graphics1" text:anchor-type="paragraph" svg:width="17cm" svg:height="9.551cm" draw:z-index="0"><draw:image xlink:href="Pictures/20000007000065E9000039438DCA1AB7.svm" xlink:type="simple" xlink:show="embed" xlink:actuate="onLoad"/></draw:frame></text:p>
      <text:p text:style-name="Standard">jenkins</text:p>
      <text:p text:style-name="Standard"/>
      <text:p text:style-name="Standard"><draw:frame draw:style-name="fr1" draw:name="graphics2" text:anchor-type="paragraph" svg:width="17cm" svg:height="9.557cm" draw:z-index="1"><draw:image xlink:href="Pictures/1000000000000556000003000FE2F756.png" xlink:type="simple" xlink:show="embed" xlink:actuate="onLoad"/></draw:frame></text:p>
      <text:p text:style-name="Standard"/>
      <text:p text:style-name="P1">Docker</text:p>
      <text:p text:style-name="Standard"><draw:frame draw:style-name="fr2" draw:name="graphics3" text:anchor-type="paragraph" svg:x="0.695cm" svg:y="0.917cm" svg:width="16.157cm" svg:height="8.366cm" draw:z-index="2"><draw:image xlink:href="Pictures/20000007000074FF00003A9B590D40CD.svm" xlink:type="simple" xlink:show="embed" xlink:actuate="onLoad"/></draw:frame></text:p>
      <text:p text:style-name="Standard"/>
      <text:p text:style-name="Standard">Graphana</text:p>
      <text:p text:style-name="Standard"/>
      <text:p text:style-name="Standard"><draw:frame draw:style-name="fr3" draw:name="graphics4" text:anchor-type="paragraph" svg:width="16.226cm" svg:height="7.826cm" draw:z-index="3"><draw:image xlink:href="Pictures/200000070000738C0000388ABBAF1EA4.svm" xlink:type="simple" xlink:show="embed" xlink:actuate="onLoad"/></draw:frame></text:p>
      <text:p text:style-name="P1">graph</text:p>
      <text:p text:style-name="Standard"><draw:frame draw:style-name="fr1" draw:name="graphics5" text:anchor-type="paragraph" svg:width="17cm" svg:height="8.5cm" draw:z-index="4"><draw:image xlink:href="Pictures/200000070000759D00003AD0919BA923.svm" xlink:type="simple" xlink:show="embed" xlink:actuate="onLoad"/></draw:frame></text:p>
      <text:p text:style-name="Standard"/>
      <text:p text:style-name="Standard"><draw:frame draw:style-name="fr4" draw:name="graphics6" text:anchor-type="paragraph" svg:width="17cm" svg:height="10.825cm" draw:z-index="5"><draw:image xlink:href="Pictures/200000070000746000004A1C30BFE74F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0T18:04:09.84</meta:creation-date>
    <meta:document-statistic meta:table-count="0" meta:image-count="6" meta:object-count="0" meta:page-count="3" meta:paragraph-count="5" meta:word-count="6" meta:character-count="35"/>
    <dc:date>2018-12-20T18:58:20.04</dc:date>
    <meta:editing-duration>PT23M46S</meta:editing-duration>
    <meta:editing-cycles>1</meta:editing-cycles>
    <meta:generator>OpenOffice/4.1.3$Win32 OpenOffice.org_project/413m1$Build-9783</meta:generator>
  </office:meta>
</office:document-meta>
</file>